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cell-protect="protected formula-hidden" style:print-content="true" fo:wrap-option="wrap"/>
    </style:style>
  </office:automatic-styles>
  <office:body>
    <office:spreadsheet>
      <table:table table:name="Respuestas correcta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Número de pregunta</text:p>
          </table:table-cell>
          <table:table-cell table:style-name="ce1" office:value-type="string" calcext:value-type="string">
            <text:p>Preguntas</text:p>
          </table:table-cell>
          <table:table-cell table:style-name="ce1" office:value-type="string" calcext:value-type="string">
            <text:p>¿Cuántas respuestas se necesita?</text:p>
          </table:table-cell>
          <table:table-cell table:style-name="ce1" office:value-type="string" calcext:value-type="string">
            <text:p>¿Cuántas respuestas correctas hay?</text:p>
          </table:table-cell>
          <table:table-cell table:style-name="ce1" office:value-type="string" calcext:value-type="string">
            <text:p>Respuestas correctas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¿Cuál es la ley suprema de la nac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:.AH2])" office:value-type="float" office:value="1" calcext:value-type="float">
            <text:p>1</text:p>
          </table:table-cell>
          <table:table-cell office:value-type="string" calcext:value-type="string">
            <text:p>La Constitución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¿Qué hace la Constituc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:.AH3])" office:value-type="float" office:value="3" calcext:value-type="float">
            <text:p>3</text:p>
          </table:table-cell>
          <table:table-cell office:value-type="string" calcext:value-type="string">
            <text:p>Establece el gobierno</text:p>
          </table:table-cell>
          <table:table-cell office:value-type="string" calcext:value-type="string">
            <text:p>Define el gobierno</text:p>
          </table:table-cell>
          <table:table-cell office:value-type="string" calcext:value-type="string">
            <text:p>Protege los derechos básicos de los ciudadanos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s primeras tres palabras de la Constitución contienen la idea de la autodeterminación (de que el pueblo</text:p>
            <text:p>se gobierna a sí mismo). ¿Cuáles son estas palabra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:.AH4])" office:value-type="float" office:value="1" calcext:value-type="float">
            <text:p>1</text:p>
          </table:table-cell>
          <table:table-cell office:value-type="string" calcext:value-type="string">
            <text:p>Nosotros el Pueblo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¿Qué es una enmiend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:.AH5])" office:value-type="float" office:value="2" calcext:value-type="float">
            <text:p>2</text:p>
          </table:table-cell>
          <table:table-cell office:value-type="string" calcext:value-type="string">
            <text:p>Un cambio (a la Constitución)</text:p>
          </table:table-cell>
          <table:table-cell office:value-type="string" calcext:value-type="string">
            <text:p>Una adición (a la Constitución)</text:p>
          </table:table-cell>
          <table:table-cell table:number-columns-repeated="101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¿Con qué nombre se conocen las primeras diez enmiendas a la Constituc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:.AH6])" office:value-type="float" office:value="1" calcext:value-type="float">
            <text:p>1</text:p>
          </table:table-cell>
          <table:table-cell office:value-type="string" calcext:value-type="string">
            <text:p>La Carta de Derechos</text:p>
          </table:table-cell>
          <table:table-cell table:number-columns-repeated="1019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¿Cuál es un derecho o libertad que la Primera Enmienda garantiz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:.AH7])" office:value-type="float" office:value="5" calcext:value-type="float">
            <text:p>5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Prensa</text:p>
          </table:table-cell>
          <table:table-cell office:value-type="string" calcext:value-type="string">
            <text:p>Peticionar al gobierno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¿Cuántas enmiendas tiene la Constituc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:.AH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¿Qué hizo la Declaración de Independenci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:.AH9])" office:value-type="float" office:value="3" calcext:value-type="float">
            <text:p>3</text:p>
          </table:table-cell>
          <table:table-cell office:value-type="string" calcext:value-type="string">
            <text:p>Anunció nuestra independencia (de Gran Bretaña)</text:p>
          </table:table-cell>
          <table:table-cell office:value-type="string" calcext:value-type="string">
            <text:p>Declaró nuestra independencia (de Gran Bretaña)</text:p>
          </table:table-cell>
          <table:table-cell office:value-type="string" calcext:value-type="string">
            <text:p>Dijo que los Estados Unidos se independizó (de Gran Bretaña)</text:p>
          </table:table-cell>
          <table:table-cell table:number-columns-repeated="1017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¿Cuáles son dos derechos en la Declaración de la Independencia?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10:.AH10])" office:value-type="float" office:value="3" calcext:value-type="float">
            <text:p>3</text:p>
          </table:table-cell>
          <table:table-cell office:value-type="string" calcext:value-type="string">
            <text:p>La vida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La búsqueda de la felicidad</text:p>
          </table:table-cell>
          <table:table-cell table:number-columns-repeated="101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¿En qué consiste la libertad de relig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1:.AH11])" office:value-type="float" office:value="1" calcext:value-type="float">
            <text:p>1</text:p>
          </table:table-cell>
          <table:table-cell office:value-type="string" calcext:value-type="string">
            <text:p>Se puede practicar cualquier religión o no tener ninguna.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¿Cuál es el sistema económico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2:.AH12])" office:value-type="float" office:value="2" calcext:value-type="float">
            <text:p>2</text:p>
          </table:table-cell>
          <table:table-cell office:value-type="string" calcext:value-type="string">
            <text:p>Economía capitalista</text:p>
          </table:table-cell>
          <table:table-cell office:value-type="string" calcext:value-type="string">
            <text:p>Economía del mercado</text:p>
          </table:table-cell>
          <table:table-cell table:number-columns-repeated="1018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¿En qué consiste el “estado de derecho” (ley y orden)?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UNTA([.E13:.AH13])" office:value-type="float" office:value="4" calcext:value-type="float">
            <text:p>4</text:p>
          </table:table-cell>
          <table:table-cell office:value-type="string" calcext:value-type="string">
            <text:p>Todos deben obedecer la ley</text:p>
          </table:table-cell>
          <table:table-cell office:value-type="string" calcext:value-type="string">
            <text:p>Los líderes deben obedecer la ley</text:p>
          </table:table-cell>
          <table:table-cell office:value-type="string" calcext:value-type="string">
            <text:p>El gobierno debe obedecer la ley</text:p>
          </table:table-cell>
          <table:table-cell office:value-type="string" calcext:value-type="string">
            <text:p>Nadie está por encima de la ley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Nombre una rama o parte del gobierno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4:.AH14])" office:value-type="float" office:value="6" calcext:value-type="float">
            <text:p>6</text:p>
          </table:table-cell>
          <table:table-cell office:value-type="string" calcext:value-type="string">
            <text:p>Congreso</text:p>
          </table:table-cell>
          <table:table-cell office:value-type="string" calcext:value-type="string">
            <text:p>Poder legislativo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Poder ejecutivo</text:p>
          </table:table-cell>
          <table:table-cell office:value-type="string" calcext:value-type="string">
            <text:p>Los tribunales</text:p>
          </table:table-cell>
          <table:table-cell office:value-type="string" calcext:value-type="string">
            <text:p>Poder judicial</text:p>
          </table:table-cell>
          <table:table-cell table:number-columns-repeated="1014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¿Qué es lo que hace que una rama del gobierno no se vuelva demasiado poderos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5:.AH15])" office:value-type="float" office:value="2" calcext:value-type="float">
            <text:p>2</text:p>
          </table:table-cell>
          <table:table-cell office:value-type="string" calcext:value-type="string">
            <text:p>Pesos y contrapesos</text:p>
          </table:table-cell>
          <table:table-cell office:value-type="string" calcext:value-type="string">
            <text:p>Separación de poderes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¿Quién está a cargo de la rama ejecutiv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6:.AH16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¿Quién crea las leyes federale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7:.AH17])" office:value-type="float" office:value="3" calcext:value-type="float">
            <text:p>3</text:p>
          </table:table-cell>
          <table:table-cell office:value-type="string" calcext:value-type="string">
            <text:p>El Congreso</text:p>
          </table:table-cell>
          <table:table-cell office:value-type="string" calcext:value-type="string">
            <text:p>El Senado y la Cámara (de Representantes)</text:p>
          </table:table-cell>
          <table:table-cell office:value-type="string" calcext:value-type="string">
            <text:p>La legislatura (nacional o de los Estados Unidos)</text:p>
          </table:table-cell>
          <table:table-cell table:number-columns-repeated="101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¿Cuáles son las dos partes que integran el Congreso de los Estados Unidos?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18:.AH18])" office:value-type="float" office:value="2" calcext:value-type="float">
            <text:p>2</text:p>
          </table:table-cell>
          <table:table-cell office:value-type="string" calcext:value-type="string">
            <text:p>El Senado</text:p>
          </table:table-cell>
          <table:table-cell table:style-name="ce5" office:value-type="string" calcext:value-type="string">
            <text:p>La Cámara (de Representantes)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¿Cuántos senadores de los Estados Unidos hay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9:.AH1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¿De cuántos años es el término de elección de un senador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0:.AH2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Nombre a uno de los senadores actuales del estado donde usted vive.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¿Cuántos miembros votantes tiene la Cámara de Representante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2:.AH22])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¿De cuántos años es el término de elección de un representante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3:.AH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Dé el nombre de su representante a nivel nacional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4:.AH24])" office:value-type="float" office:value="1" calcext:value-type="float">
            <text:p>1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¿A quiénes representa un senador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5:.AH25])" office:value-type="float" office:value="1" calcext:value-type="float">
            <text:p>1</text:p>
          </table:table-cell>
          <table:table-cell office:value-type="string" calcext:value-type="string">
            <text:p>Todas las personas del estado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¿Por qué tienen algunos estados más representantes que otr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6:.AH26])" office:value-type="float" office:value="1" calcext:value-type="float">
            <text:p>1</text:p>
          </table:table-cell>
          <table:table-cell office:value-type="string" calcext:value-type="string">
            <text:p>Algunos estados tienen más gente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¿De cuántos años es el término de elección de un 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7:.AH2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¿En qué mes votamos por un nuevo 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8:.AH28])" office:value-type="float" office:value="1" calcext:value-type="float">
            <text:p>1</text:p>
          </table:table-cell>
          <table:table-cell office:value-type="string" calcext:value-type="string">
            <text:p>Noviembre</text:p>
          </table:table-cell>
          <table:table-cell table:number-columns-repeated="1019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¿Cómo se llama el actual Presidente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29:.AH29])" office:value-type="float" office:value="1" calcext:value-type="float">
            <text:p>1</text:p>
          </table:table-cell>
          <table:table-cell office:value-type="string" calcext:value-type="string">
            <text:p>Barack Obama</text:p>
          </table:table-cell>
          <table:table-cell table:number-columns-repeated="1019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¿Cómo se llama el actual Vicepresidente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0:.AH30])" office:value-type="float" office:value="1" calcext:value-type="float">
            <text:p>1</text:p>
          </table:table-cell>
          <table:table-cell office:value-type="string" calcext:value-type="string">
            <text:p>Joe Biden</text:p>
          </table:table-cell>
          <table:table-cell table:number-columns-repeated="1019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i el Presidente ya no puede cumplir sus funciones, ¿quién se vuelve 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1:.AH31])" office:value-type="float" office:value="1" calcext:value-type="float">
            <text:p>1</text:p>
          </table:table-cell>
          <table:table-cell office:value-type="string" calcext:value-type="string">
            <text:p>El Vicepresidente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Si tanto el Presidente como el Vicepresidente ya no pueden cumplir sus funciones, ¿quién se vuelve</text:p>
            <text:p>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2:.AH32])" office:value-type="float" office:value="1" calcext:value-type="float">
            <text:p>1</text:p>
          </table:table-cell>
          <table:table-cell office:value-type="string" calcext:value-type="string">
            <text:p>El presidente de la Cámara de Representantes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¿Quién es el Comandante en Jefe de las Fuerzas Armada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3:.AH33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¿Quién firma los proyectos de ley para convertirlos en ley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4:.AH34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¿Quién veta los proyectos de ley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5:.AH35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¿Qué hace el Gabinete del 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6:.AH36])" office:value-type="float" office:value="1" calcext:value-type="float">
            <text:p>1</text:p>
          </table:table-cell>
          <table:table-cell office:value-type="string" calcext:value-type="string">
            <text:p>Asesora al Presidente</text:p>
          </table:table-cell>
          <table:table-cell table:number-columns-repeated="1019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¿Cuáles son dos puestos a nivel de gabinete?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37:.AH37])" office:value-type="float" office:value="16" calcext:value-type="float">
            <text:p>16</text:p>
          </table:table-cell>
          <table:table-cell office:value-type="string" calcext:value-type="string">
            <text:p>Secretario de Agricultura</text:p>
          </table:table-cell>
          <table:table-cell office:value-type="string" calcext:value-type="string">
            <text:p>Secretario de Comercio</text:p>
          </table:table-cell>
          <table:table-cell office:value-type="string" calcext:value-type="string">
            <text:p>Secretario de Defensa</text:p>
          </table:table-cell>
          <table:table-cell office:value-type="string" calcext:value-type="string">
            <text:p>Secretario de Educación</text:p>
          </table:table-cell>
          <table:table-cell office:value-type="string" calcext:value-type="string">
            <text:p>Secretario de Energía</text:p>
          </table:table-cell>
          <table:table-cell office:value-type="string" calcext:value-type="string">
            <text:p>Secretario de Salud y Servicios Humanos</text:p>
          </table:table-cell>
          <table:table-cell office:value-type="string" calcext:value-type="string">
            <text:p>Secretario de Seguridad Nacional</text:p>
          </table:table-cell>
          <table:table-cell office:value-type="string" calcext:value-type="string">
            <text:p>Secretario de Vivienda y Desarrollo Urbano</text:p>
          </table:table-cell>
          <table:table-cell office:value-type="string" calcext:value-type="string">
            <text:p>Secretario del Interior</text:p>
          </table:table-cell>
          <table:table-cell office:value-type="string" calcext:value-type="string">
            <text:p>Secretario del Trabajo</text:p>
          </table:table-cell>
          <table:table-cell office:value-type="string" calcext:value-type="string">
            <text:p>Secretario de Estado</text:p>
          </table:table-cell>
          <table:table-cell office:value-type="string" calcext:value-type="string">
            <text:p>Secretario de Transporte</text:p>
          </table:table-cell>
          <table:table-cell office:value-type="string" calcext:value-type="string">
            <text:p>Secretario del Tesoro</text:p>
          </table:table-cell>
          <table:table-cell office:value-type="string" calcext:value-type="string">
            <text:p>Secretario de Asuntos de Veteranos</text:p>
          </table:table-cell>
          <table:table-cell office:value-type="string" calcext:value-type="string">
            <text:p>Procurador General</text:p>
          </table:table-cell>
          <table:table-cell office:value-type="string" calcext:value-type="string">
            <text:p>Vicepresidente</text:p>
          </table:table-cell>
          <table:table-cell table:number-columns-repeated="1004"/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¿Qué hace la rama judici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8:.AH38])" office:value-type="float" office:value="4" calcext:value-type="float">
            <text:p>4</text:p>
          </table:table-cell>
          <table:table-cell office:value-type="string" calcext:value-type="string">
            <text:p>Revisa las leyes</text:p>
          </table:table-cell>
          <table:table-cell office:value-type="string" calcext:value-type="string">
            <text:p>Explica las leyes</text:p>
          </table:table-cell>
          <table:table-cell office:value-type="string" calcext:value-type="string">
            <text:p>Resuelve disputas (desacuerdos)</text:p>
          </table:table-cell>
          <table:table-cell office:value-type="string" calcext:value-type="string">
            <text:p>Decide si una ley va en contra de la Constitución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¿Cuál es el tribunal más alto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39:.AH39])" office:value-type="float" office:value="1" calcext:value-type="float">
            <text:p>1</text:p>
          </table:table-cell>
          <table:table-cell office:value-type="string" calcext:value-type="string">
            <text:p>La Corte Suprema de Justicia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¿Cuántos jueces hay en la Corte Suprema de Justici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0:.AH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¿Quién es el Presidente actual de la Corte Suprema de Justicia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1:.AH41])" office:value-type="float" office:value="1" calcext:value-type="float">
            <text:p>1</text:p>
          </table:table-cell>
          <table:table-cell office:value-type="string" calcext:value-type="string">
            <text:p>John Roberts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De acuerdo a nuestra Constitución, algunos poderes pertenecen al gobierno federal. ¿Cuál es un poder</text:p>
            <text:p>del gobierno feder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2:.AH42])" office:value-type="float" office:value="4" calcext:value-type="float">
            <text:p>4</text:p>
          </table:table-cell>
          <table:table-cell office:value-type="string" calcext:value-type="string">
            <text:p>Imprimir dinero</text:p>
          </table:table-cell>
          <table:table-cell office:value-type="string" calcext:value-type="string">
            <text:p>Declarar la guerra</text:p>
          </table:table-cell>
          <table:table-cell office:value-type="string" calcext:value-type="string">
            <text:p>Crear un ejército</text:p>
          </table:table-cell>
          <table:table-cell office:value-type="string" calcext:value-type="string">
            <text:p>Suscribir tratados</text:p>
          </table:table-cell>
          <table:table-cell table:number-columns-repeated="101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De acuerdo a nuestra Constitución, algunos poderes pertenecen a los estados. ¿Cuál es un poder de los</text:p>
            <text:p>Esta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3:.AH43])" office:value-type="float" office:value="5" calcext:value-type="float">
            <text:p>5</text:p>
          </table:table-cell>
          <table:table-cell office:value-type="string" calcext:value-type="string">
            <text:p>Proveer escuelas y educación</text:p>
          </table:table-cell>
          <table:table-cell office:value-type="string" calcext:value-type="string">
            <text:p>Proveer protección (policía)</text:p>
          </table:table-cell>
          <table:table-cell office:value-type="string" calcext:value-type="string">
            <text:p>Proveer seguridad (cuerpos de bomberos)</text:p>
          </table:table-cell>
          <table:table-cell office:value-type="string" calcext:value-type="string">
            <text:p>Conceder licencias de conducir</text:p>
          </table:table-cell>
          <table:table-cell office:value-type="string" calcext:value-type="string">
            <text:p>Aprobar la zonificación y uso de la tierra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¿Quién es el gobernador actual de su estado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4:.AH44])" office:value-type="float" office:value="1" calcext:value-type="float">
            <text:p>1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¿Cuál es la capital de su estado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5:.AH45])" office:value-type="float" office:value="1" calcext:value-type="float">
            <text:p>1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¿Cuáles son los dos principales partidos políticos de los Estados Unidos?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46:.AH46])" office:value-type="float" office:value="2" calcext:value-type="float">
            <text:p>2</text:p>
          </table:table-cell>
          <table:table-cell office:value-type="string" calcext:value-type="string">
            <text:p>Demócrata</text:p>
          </table:table-cell>
          <table:table-cell office:value-type="string" calcext:value-type="string">
            <text:p>Republicano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¿Cuál es el partido político del Presidente actu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7:.AH47])" office:value-type="float" office:value="1" calcext:value-type="float">
            <text:p>1</text:p>
          </table:table-cell>
          <table:table-cell office:value-type="string" calcext:value-type="string">
            <text:p>Demócrata</text:p>
          </table:table-cell>
          <table:table-cell table:number-columns-repeated="1019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¿Cómo se llama el Presidente actual de la Cámara de Representante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8:.AH48])" office:value-type="float" office:value="1" calcext:value-type="float">
            <text:p>1</text:p>
          </table:table-cell>
          <table:table-cell office:value-type="string" calcext:value-type="string">
            <text:p>John Boehner</text:p>
          </table:table-cell>
          <table:table-cell table:number-columns-repeated="1019"/>
        </table:table-row>
        <table:table-row table:style-name="ro6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Existen cuatro enmiendas a la Constitución sobre quién puede votar. Describa una de ella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49:.AH49])" office:value-type="float" office:value="4" calcext:value-type="float">
            <text:p>4</text:p>
          </table:table-cell>
          <table:table-cell office:value-type="string" calcext:value-type="string">
            <text:p>Ciudadanos de dieciocho (18) años en adelante (pueden votar).</text:p>
          </table:table-cell>
          <table:table-cell office:value-type="string" calcext:value-type="string">
            <text:p>No se exige pagar un impuesto para votar (el impuesto para acudir a las urnas o “poll tax” en inglés).</text:p>
          </table:table-cell>
          <table:table-cell office:value-type="string" calcext:value-type="string">
            <text:p>Cualquier ciudadano puede votar. (Tanto las mujeres como los hombres pueden votar.)</text:p>
          </table:table-cell>
          <table:table-cell office:value-type="string" calcext:value-type="string">
            <text:p>Un hombre ciudadano de cualquier raza (puede votar).</text:p>
          </table:table-cell>
          <table:table-cell table:number-columns-repeated="1016"/>
        </table:table-row>
        <table:table-row table:style-name="ro5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¿Cuál es una responsabilidad que corresponde sólo a los ciudadanos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0:.AH50])" office:value-type="float" office:value="2" calcext:value-type="float">
            <text:p>2</text:p>
          </table:table-cell>
          <table:table-cell office:value-type="string" calcext:value-type="string">
            <text:p>Prestar servicio en un jurado</text:p>
          </table:table-cell>
          <table:table-cell office:value-type="string" calcext:value-type="string">
            <text:p>Votar en una elección federal</text:p>
          </table:table-cell>
          <table:table-cell table:number-columns-repeated="1018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¿Cuál es un derecho que pueden ejercer sólo los ciudadanos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1:.AH51])" office:value-type="float" office:value="2" calcext:value-type="float">
            <text:p>2</text:p>
          </table:table-cell>
          <table:table-cell office:value-type="string" calcext:value-type="string">
            <text:p>votar en una elección federal</text:p>
          </table:table-cell>
          <table:table-cell office:value-type="string" calcext:value-type="string">
            <text:p>Postularse a un cargo político federal</text:p>
          </table:table-cell>
          <table:table-cell table:number-columns-repeated="1018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¿Cuáles son dos derechos que pueden ejercer todas las personas que viven en los Estados Unidos?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52:.AH52])" office:value-type="float" office:value="6" calcext:value-type="float">
            <text:p>6</text:p>
          </table:table-cell>
          <table:table-cell office:value-type="string" calcext:value-type="string">
            <text:p>Libertad de expresión</text:p>
          </table:table-cell>
          <table:table-cell office:value-type="string" calcext:value-type="string">
            <text:p>Libertad de la palabra</text:p>
          </table:table-cell>
          <table:table-cell office:value-type="string" calcext:value-type="string">
            <text:p>Libertad de reunión</text:p>
          </table:table-cell>
          <table:table-cell office:value-type="string" calcext:value-type="string">
            <text:p>Libertad para peticionar al gobierno</text:p>
          </table:table-cell>
          <table:table-cell office:value-type="string" calcext:value-type="string">
            <text:p>Libertad de culto</text:p>
          </table:table-cell>
          <table:table-cell office:value-type="string" calcext:value-type="string">
            <text:p>El derecho a portar armas</text:p>
          </table:table-cell>
          <table:table-cell table:number-columns-repeated="1014"/>
        </table:table-row>
        <table:table-row table:style-name="ro5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¿Ante qué demostramos nuestra lealtad cuando decimos el Juramento de Lealtad (Pledge of Allegiance)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3:.AH53])" office:value-type="float" office:value="2" calcext:value-type="float">
            <text:p>2</text:p>
          </table:table-cell>
          <table:table-cell office:value-type="string" calcext:value-type="string">
            <text:p>Los Estados Unidos</text:p>
          </table:table-cell>
          <table:table-cell office:value-type="string" calcext:value-type="string">
            <text:p>La bandera</text:p>
          </table:table-cell>
          <table:table-cell table:number-columns-repeated="1018"/>
        </table:table-row>
        <table:table-row table:style-name="ro6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¿Cuál es una promesa que usted hace cuando se convierte en ciudadano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4:.AH54])" office:value-type="float" office:value="6" calcext:value-type="float">
            <text:p>6</text:p>
          </table:table-cell>
          <table:table-cell office:value-type="string" calcext:value-type="string">
            <text:p>Renunciar la lealtad a otros países</text:p>
          </table:table-cell>
          <table:table-cell office:value-type="string" calcext:value-type="string">
            <text:p>Defender la Constitución y las leyes de los Estados Unidos</text:p>
          </table:table-cell>
          <table:table-cell office:value-type="string" calcext:value-type="string">
            <text:p>Obedecer las leyes de los Estados Unidos</text:p>
          </table:table-cell>
          <table:table-cell office:value-type="string" calcext:value-type="string">
            <text:p>Prestar servicio en las Fuerzas Armadas de los Estados Unidos (de ser necesario)</text:p>
          </table:table-cell>
          <table:table-cell office:value-type="string" calcext:value-type="string">
            <text:p>Prestar servicio a (realizar trabajo importante para) la nación (de ser necesario)</text:p>
          </table:table-cell>
          <table:table-cell office:value-type="string" calcext:value-type="string">
            <text:p>Ser leal a los Estados Unidos</text:p>
          </table:table-cell>
          <table:table-cell table:number-columns-repeated="1014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¿Cuántos años tienen que tener los ciudadanos para votar por el 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5:.AH55])" office:value-type="float" office:value="1" calcext:value-type="float">
            <text:p>1</text:p>
          </table:table-cell>
          <table:table-cell office:value-type="string" calcext:value-type="string">
            <text:p>18 años en adelante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¿Cuáles son dos maneras mediante las cuales los ciudadanos americanos pueden participar en su</text:p>
            <text:p>Democracia?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56:.AH56])" office:value-type="float" office:value="10" calcext:value-type="float">
            <text:p>10</text:p>
          </table:table-cell>
          <table:table-cell office:value-type="string" calcext:value-type="string">
            <text:p>votar en una elección federal</text:p>
          </table:table-cell>
          <table:table-cell office:value-type="string" calcext:value-type="string">
            <text:p>Afiliarse a un partido político</text:p>
          </table:table-cell>
          <table:table-cell office:value-type="string" calcext:value-type="string">
            <text:p>Ayudar en una campaña</text:p>
          </table:table-cell>
          <table:table-cell office:value-type="string" calcext:value-type="string">
            <text:p>Unirse a un grupo cívico</text:p>
          </table:table-cell>
          <table:table-cell office:value-type="string" calcext:value-type="string">
            <text:p>Unirse a un grupo comunitario</text:p>
          </table:table-cell>
          <table:table-cell office:value-type="string" calcext:value-type="string">
            <text:p>Presentar su opinión sobre un asunto a un oficial elegido</text:p>
          </table:table-cell>
          <table:table-cell office:value-type="string" calcext:value-type="string">
            <text:p>Llamar a los senadores y representantes</text:p>
          </table:table-cell>
          <table:table-cell office:value-type="string" calcext:value-type="string">
            <text:p>Apoyar u oponerse públicamente a un asunto o política</text:p>
          </table:table-cell>
          <table:table-cell office:value-type="string" calcext:value-type="string">
            <text:p>Postularse a un cargo político</text:p>
          </table:table-cell>
          <table:table-cell office:value-type="string" calcext:value-type="string">
            <text:p>Enviar una carta o mensaje a un periódico</text:p>
          </table:table-cell>
          <table:table-cell table:number-columns-repeated="1010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¿Cuál es la fecha límite para enviar la declaración federal de impuesto sobre el ingreso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7:.AH57])" office:value-type="float" office:value="1" calcext:value-type="float">
            <text:p>1</text:p>
          </table:table-cell>
          <table:table-cell office:value-type="string" calcext:value-type="string">
            <text:p>El 15 de abril</text:p>
          </table:table-cell>
          <table:table-cell table:number-columns-repeated="1019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¿Cuándo deben inscribirse todos los hombres en el Servicio Selectivo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8:.AH58])" office:value-type="float" office:value="2" calcext:value-type="float">
            <text:p>2</text:p>
          </table:table-cell>
          <table:table-cell office:value-type="string" calcext:value-type="string">
            <text:p>A la edad de 18 años</text:p>
          </table:table-cell>
          <table:table-cell office:value-type="string" calcext:value-type="string">
            <text:p>Entre los 18 y 26 años de edad</text:p>
          </table:table-cell>
          <table:table-cell table:number-columns-repeated="1018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¿Cuál es una razón por la que los colonos vinieron a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59:.AH59])" office:value-type="float" office:value="6" calcext:value-type="float">
            <text:p>6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Libertad política</text:p>
          </table:table-cell>
          <table:table-cell office:value-type="string" calcext:value-type="string">
            <text:p>Libertad religiosa</text:p>
          </table:table-cell>
          <table:table-cell office:value-type="string" calcext:value-type="string">
            <text:p>Oportunidad económica</text:p>
          </table:table-cell>
          <table:table-cell office:value-type="string" calcext:value-type="string">
            <text:p>Para practicar su religión</text:p>
          </table:table-cell>
          <table:table-cell office:value-type="string" calcext:value-type="string">
            <text:p>Para huir de la persecución</text:p>
          </table:table-cell>
          <table:table-cell table:number-columns-repeated="1014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¿Quiénes vivían en los Estados Unidos antes de la llegada de los europe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0:.AH60])" office:value-type="float" office:value="2" calcext:value-type="float">
            <text:p>2</text:p>
          </table:table-cell>
          <table:table-cell office:value-type="string" calcext:value-type="string">
            <text:p>Indios americanos</text:p>
          </table:table-cell>
          <table:table-cell office:value-type="string" calcext:value-type="string">
            <text:p>Nativos americanos</text:p>
          </table:table-cell>
          <table:table-cell table:number-columns-repeated="1018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¿Qué pueblo fue traído a los Estados Unidos y vendido como esclav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1:.AH61])" office:value-type="float" office:value="2" calcext:value-type="float">
            <text:p>2</text:p>
          </table:table-cell>
          <table:table-cell office:value-type="string" calcext:value-type="string">
            <text:p>Africanos</text:p>
          </table:table-cell>
          <table:table-cell office:value-type="string" calcext:value-type="string">
            <text:p>Gente de África</text:p>
          </table:table-cell>
          <table:table-cell table:number-columns-repeated="1018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¿Por qué lucharon los colonos contra los británic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2:.AH62])" office:value-type="float" office:value="3" calcext:value-type="float">
            <text:p>3</text:p>
          </table:table-cell>
          <table:table-cell office:value-type="string" calcext:value-type="string">
            <text:p>Debido a los impuestos altos (impuestos sin representación)</text:p>
          </table:table-cell>
          <table:table-cell office:value-type="string" calcext:value-type="string">
            <text:p>El ejército británico se quedó en sus casas (alojamiento, acuartelamiento)</text:p>
          </table:table-cell>
          <table:table-cell office:value-type="string" calcext:value-type="string">
            <text:p>No tenían autodeterminación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¿Quién escribió la Declaración de Independenci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3:.AH63])" office:value-type="float" office:value="1" calcext:value-type="float">
            <text:p>1</text:p>
          </table:table-cell>
          <table:table-cell office:value-type="string" calcext:value-type="string">
            <text:p>Thomas Jefferson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¿Cuándo fue adoptada la Declaración de Independenci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4:.AH64])" office:value-type="float" office:value="1" calcext:value-type="float">
            <text:p>1</text:p>
          </table:table-cell>
          <table:table-cell office:value-type="string" calcext:value-type="string">
            <text:p>El 4 de julio de 1776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Había 13 estados originales. Nombre tres.</text:p>
          </table:table-cell>
          <table:table-cell office:value-type="float" office:value="3" calcext:value-type="float">
            <text:p>3</text:p>
          </table:table-cell>
          <table:table-cell table:style-name="ce4" table:formula="of:=COUNTA([.E65:.AH65])" office:value-type="float" office:value="13" calcext:value-type="float">
            <text:p>13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eorgia</text:p>
          </table:table-cell>
          <table:table-cell table:number-columns-repeated="1007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¿Qué ocurrió en la Convención Constitucion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6:.AH66])" office:value-type="float" office:value="1" calcext:value-type="float">
            <text:p>1</text:p>
          </table:table-cell>
          <table:table-cell office:value-type="string" calcext:value-type="string">
            <text:p>Los Padres Fundadores redactaron la Constitución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¿Cuándo fue escrita la Constituc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7:.AH67])" office:value-type="float" office:value="1" calcext:value-type="float">
            <text:p>1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Los ensayos conocidos como “Los Federalistas” respaldaron la aprobación de la Constitución de los</text:p>
            <text:p>Estados Unidos. Nombre uno de los autore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8:.AH68])" office:value-type="float" office:value="4" calcext:value-type="float">
            <text:p>4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Alexander Hamilton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Publius</text:p>
          </table:table-cell>
          <table:table-cell table:number-columns-repeated="1016"/>
        </table:table-row>
        <table:table-row table:style-name="ro7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encione una razón por la que es famoso Benjamin Franklin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69:.AH69])" office:value-type="float" office:value="5" calcext:value-type="float">
            <text:p>5</text:p>
          </table:table-cell>
          <table:table-cell office:value-type="string" calcext:value-type="string">
            <text:p>Diplomático americano</text:p>
          </table:table-cell>
          <table:table-cell office:value-type="string" calcext:value-type="string">
            <text:p>El miembro de mayor edad de la Convención Constitucional</text:p>
          </table:table-cell>
          <table:table-cell office:value-type="string" calcext:value-type="string">
            <text:p>Primer Director General de Correos de los Estados Unidos</text:p>
          </table:table-cell>
          <table:table-cell office:value-type="string" calcext:value-type="string">
            <text:p>Autor de “Poor Richard’s Almanac” (Almanaque del Pobre Richard)</text:p>
          </table:table-cell>
          <table:table-cell office:value-type="string" calcext:value-type="string">
            <text:p>Fundó las primeras bibliotecas gratuitas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¿Quién se conoce como el “Padre de Nuestra Nación”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0:.AH70])" office:value-type="float" office:value="1" calcext:value-type="float">
            <text:p>1</text:p>
          </table:table-cell>
          <table:table-cell office:value-type="string" calcext:value-type="string">
            <text:p>George Washington</text:p>
          </table:table-cell>
          <table:table-cell table:number-columns-repeated="1019"/>
        </table:table-row>
        <table:table-row table:style-name="ro8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¿Quién fue el primer Presidente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1:.AH71])" office:value-type="float" office:value="1" calcext:value-type="float">
            <text:p>1</text:p>
          </table:table-cell>
          <table:table-cell office:value-type="string" calcext:value-type="string">
            <text:p>George Washington</text:p>
          </table:table-cell>
          <table:table-cell table:number-columns-repeated="1019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¿Qué territorio compró los Estados Unidos de Francia en 1803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2:.AH72])" office:value-type="float" office:value="2" calcext:value-type="float">
            <text:p>2</text:p>
          </table:table-cell>
          <table:table-cell office:value-type="string" calcext:value-type="string">
            <text:p>El territorio de Louisiana</text:p>
          </table:table-cell>
          <table:table-cell office:value-type="string" calcext:value-type="string">
            <text:p>Louisiana</text:p>
          </table:table-cell>
          <table:table-cell table:number-columns-repeated="1018"/>
        </table:table-row>
        <table:table-row table:style-name="ro4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Mencione una guerra durante los años 1800 en la que peleó los Estados Unido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3:.AH73])" office:value-type="float" office:value="4" calcext:value-type="float">
            <text:p>4</text:p>
          </table:table-cell>
          <table:table-cell office:value-type="string" calcext:value-type="string">
            <text:p>La Guerra de 1812</text:p>
          </table:table-cell>
          <table:table-cell office:value-type="string" calcext:value-type="string">
            <text:p>La Guerra entre México y los Estados Unidos</text:p>
          </table:table-cell>
          <table:table-cell office:value-type="string" calcext:value-type="string">
            <text:p>La Guerra Civil</text:p>
          </table:table-cell>
          <table:table-cell office:value-type="string" calcext:value-type="string">
            <text:p>La Guerra Hispanoamericana</text:p>
          </table:table-cell>
          <table:table-cell table:number-columns-repeated="1016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Dé el nombre de la guerra entre el Norte y el Sur de los Estados Unido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4:.AH74])" office:value-type="float" office:value="2" calcext:value-type="float">
            <text:p>2</text:p>
          </table:table-cell>
          <table:table-cell office:value-type="string" calcext:value-type="string">
            <text:p>La Guerra Civil</text:p>
          </table:table-cell>
          <table:table-cell office:value-type="string" calcext:value-type="string">
            <text:p>La Guerra entre los Estados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Mencione un problema que condujo a la Guerra Civil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5:.AH75])" office:value-type="float" office:value="3" calcext:value-type="float">
            <text:p>3</text:p>
          </table:table-cell>
          <table:table-cell office:value-type="string" calcext:value-type="string">
            <text:p>Esclavitud</text:p>
          </table:table-cell>
          <table:table-cell office:value-type="string" calcext:value-type="string">
            <text:p>Razones económicas</text:p>
          </table:table-cell>
          <table:table-cell office:value-type="string" calcext:value-type="string">
            <text:p>Derechos de los estados</text:p>
          </table:table-cell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¿Qué fue una cosa importante que hizo Abraham Lincol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6:.AH76])" office:value-type="float" office:value="3" calcext:value-type="float">
            <text:p>3</text:p>
          </table:table-cell>
          <table:table-cell office:value-type="string" calcext:value-type="string">
            <text:p>Liberó a los esclavos (Proclamación de la Emancipación)</text:p>
          </table:table-cell>
          <table:table-cell office:value-type="string" calcext:value-type="string">
            <text:p>Salvó (o preservó) la Unión</text:p>
          </table:table-cell>
          <table:table-cell office:value-type="string" calcext:value-type="string">
            <text:p>Presidió los Estados Unidos durante la Guerra Civil</text:p>
          </table:table-cell>
          <table:table-cell table:number-columns-repeated="1017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¿Qué hizo la Proclamación de la Emancipación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7:.AH77])" office:value-type="float" office:value="4" calcext:value-type="float">
            <text:p>4</text:p>
          </table:table-cell>
          <table:table-cell office:value-type="string" calcext:value-type="string">
            <text:p>Liberó a los esclavos</text:p>
          </table:table-cell>
          <table:table-cell office:value-type="string" calcext:value-type="string">
            <text:p>Liberó a los esclavos de la Confederación</text:p>
          </table:table-cell>
          <table:table-cell office:value-type="string" calcext:value-type="string">
            <text:p>Liberó a los esclavos en los estados de la Confederación</text:p>
          </table:table-cell>
          <table:table-cell office:value-type="string" calcext:value-type="string">
            <text:p>Liberó a los esclavos en la mayoría de los estados del Sur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¿Qué hizo Susan B. Anthony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8:.AH78])" office:value-type="float" office:value="2" calcext:value-type="float">
            <text:p>2</text:p>
          </table:table-cell>
          <table:table-cell office:value-type="string" calcext:value-type="string">
            <text:p>Luchó por los derechos de la mujer</text:p>
          </table:table-cell>
          <table:table-cell office:value-type="string" calcext:value-type="string">
            <text:p>Luchó por los derechos civiles</text:p>
          </table:table-cell>
          <table:table-cell table:number-columns-repeated="1018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Mencione una guerra durante los años 1900 en la que peleó los Estados Unido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79:.AH79])" office:value-type="float" office:value="5" calcext:value-type="float">
            <text:p>5</text:p>
          </table:table-cell>
          <table:table-cell office:value-type="string" calcext:value-type="string">
            <text:p>La Primera Guerra Mundial</text:p>
          </table:table-cell>
          <table:table-cell office:value-type="string" calcext:value-type="string">
            <text:p>La Segunda Guerra Mundial</text:p>
          </table:table-cell>
          <table:table-cell office:value-type="string" calcext:value-type="string">
            <text:p>La Guerra de Corea</text:p>
          </table:table-cell>
          <table:table-cell office:value-type="string" calcext:value-type="string">
            <text:p>La Guerra de Vietnam</text:p>
          </table:table-cell>
          <table:table-cell office:value-type="string" calcext:value-type="string">
            <text:p>La Guerra del Golfo (Persa)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¿Quién era presidente durante la Primera Guerra Mundi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0:.AH80])" office:value-type="float" office:value="1" calcext:value-type="float">
            <text:p>1</text:p>
          </table:table-cell>
          <table:table-cell office:value-type="string" calcext:value-type="string">
            <text:p>Woodrow Wilson</text:p>
          </table:table-cell>
          <table:table-cell table:number-columns-repeated="1019"/>
        </table:table-row>
        <table:table-row table:style-name="ro4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¿Quién era presidente durante la Gran Depresión y la Segunda Guerra Mundi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1:.AH81])" office:value-type="float" office:value="1" calcext:value-type="float">
            <text:p>1</text:p>
          </table:table-cell>
          <table:table-cell office:value-type="string" calcext:value-type="string">
            <text:p>Franklin Roosevelt</text:p>
          </table:table-cell>
          <table:table-cell table:number-columns-repeated="1019"/>
        </table:table-row>
        <table:table-row table:style-name="ro4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¿Contra qué países peleó los Estados Unidos en la Segunda Guerra Mundial?</text:p>
          </table:table-cell>
          <table:table-cell office:value-type="float" office:value="3" calcext:value-type="float">
            <text:p>3</text:p>
          </table:table-cell>
          <table:table-cell table:style-name="ce4" table:formula="of:=COUNTA([.E82:.AH82])" office:value-type="float" office:value="3" calcext:value-type="float">
            <text:p>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Antes de ser presidente, Eisenhower era general. ¿En qué guerra participó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3:.AH83])" office:value-type="float" office:value="1" calcext:value-type="float">
            <text:p>1</text:p>
          </table:table-cell>
          <table:table-cell office:value-type="string" calcext:value-type="string">
            <text:p>Segunda Guerra Mundial</text:p>
          </table:table-cell>
          <table:table-cell table:number-columns-repeated="1019"/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Durante la Guerra Fría, ¿cuál era la principal preocupación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4:.AH84])" office:value-type="float" office:value="1" calcext:value-type="float">
            <text:p>1</text:p>
          </table:table-cell>
          <table:table-cell office:value-type="string" calcext:value-type="string">
            <text:p>Comunismo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¿Qué movimiento trató de poner fin a la discriminación raci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5:.AH85])" office:value-type="float" office:value="1" calcext:value-type="float">
            <text:p>1</text:p>
          </table:table-cell>
          <table:table-cell office:value-type="string" calcext:value-type="string">
            <text:p>Derechos civiles</text:p>
          </table:table-cell>
          <table:table-cell table:number-columns-repeated="1019"/>
        </table:table-row>
        <table:table-row table:style-name="ro5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¿Qué hizo Martin Luther King, Jr.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6:.AH86])" office:value-type="float" office:value="2" calcext:value-type="float">
            <text:p>2</text:p>
          </table:table-cell>
          <table:table-cell office:value-type="string" calcext:value-type="string">
            <text:p>Luchó por los derechos civiles</text:p>
          </table:table-cell>
          <table:table-cell office:value-type="string" calcext:value-type="string">
            <text:p>Trabajó por la igualdad de todos los ciudadanos americanos</text:p>
          </table:table-cell>
          <table:table-cell table:number-columns-repeated="1018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¿Qué suceso de gran magnitud ocurrió el 11 de septiembre de 2001 en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7:.AH87])" office:value-type="float" office:value="1" calcext:value-type="float">
            <text:p>1</text:p>
          </table:table-cell>
          <table:table-cell office:value-type="string" calcext:value-type="string">
            <text:p>Los terroristas atacaron los Estados Unidos.</text:p>
          </table:table-cell>
          <table:table-cell table:number-columns-repeated="1019"/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encione una tribu de indios americanos de los Estados Unido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8:.AH88])" office:value-type="float" office:value="22" calcext:value-type="float">
            <text:p>22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Navajo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Chippewa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roquois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Blackfeet</text:p>
          </table:table-cell>
          <table:table-cell office:value-type="string" calcext:value-type="string">
            <text:p>Seminol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Huron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Lakota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Teton</text:p>
          </table:table-cell>
          <table:table-cell office:value-type="string" calcext:value-type="string">
            <text:p>Hopi</text:p>
          </table:table-cell>
          <table:table-cell office:value-type="string" calcext:value-type="string">
            <text:p>Inuit</text:p>
          </table:table-cell>
          <table:table-cell table:number-columns-repeated="998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Mencione uno de los dos ríos más largos en los Estados Unido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89:.AH89])" office:value-type="float" office:value="2" calcext:value-type="float">
            <text:p>2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ssissippi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¿Qué océano está en la costa oeste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0:.AH90])" office:value-type="float" office:value="1" calcext:value-type="float">
            <text:p>1</text:p>
          </table:table-cell>
          <table:table-cell office:value-type="string" calcext:value-type="string">
            <text:p>Pacífico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¿Qué océano está en la costa este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1:.AH91])" office:value-type="float" office:value="1" calcext:value-type="float">
            <text:p>1</text:p>
          </table:table-cell>
          <table:table-cell office:value-type="string" calcext:value-type="string">
            <text:p>Atlántico</text:p>
          </table:table-cell>
          <table:table-cell table:number-columns-repeated="1019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Dé el nombre de un territorio de los Estados Unidos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2:.AH92])" office:value-type="float" office:value="5" calcext:value-type="float">
            <text:p>5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Islas Vírgenes de los Estados Unidos</text:p>
          </table:table-cell>
          <table:table-cell office:value-type="string" calcext:value-type="string">
            <text:p>Samoa Americana</text:p>
          </table:table-cell>
          <table:table-cell office:value-type="string" calcext:value-type="string">
            <text:p>Islas Marianas del Norte</text:p>
          </table:table-cell>
          <table:table-cell office:value-type="string" calcext:value-type="string">
            <text:p>Guam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encione un estado que tiene frontera con Canadá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3:.AH93])" office:value-type="float" office:value="13" calcext:value-type="float">
            <text:p>13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ueva Hampshir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laska</text:p>
          </table:table-cell>
          <table:table-cell table:number-columns-repeated="100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encione un estado que tiene frontera con México.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4:.AH94])" office:value-type="float" office:value="4" calcext:value-type="float">
            <text:p>4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Texas</text:p>
          </table:table-cell>
          <table:table-cell table:number-columns-repeated="1016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¿Cuál es la capital de los Estados Unidos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5:.AH95])" office:value-type="float" office:value="1" calcext:value-type="float">
            <text:p>1</text:p>
          </table:table-cell>
          <table:table-cell office:value-type="string" calcext:value-type="string">
            <text:p>Washington, D.C.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¿Dónde está la Estatua de la Libertad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6:.AH96])" office:value-type="float" office:value="2" calcext:value-type="float">
            <text:p>2</text:p>
          </table:table-cell>
          <table:table-cell office:value-type="string" calcext:value-type="string">
            <text:p>(El puerto de) New York</text:p>
          </table:table-cell>
          <table:table-cell office:value-type="string" calcext:value-type="string">
            <text:p>Liberty Island</text:p>
          </table:table-cell>
          <table:table-cell table:number-columns-repeated="1018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¿Por qué hay 13 franjas en la bander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7:.AH97])" office:value-type="float" office:value="2" calcext:value-type="float">
            <text:p>2</text:p>
          </table:table-cell>
          <table:table-cell office:value-type="string" calcext:value-type="string">
            <text:p>Porque representan las 13 colonias originales</text:p>
          </table:table-cell>
          <table:table-cell office:value-type="string" calcext:value-type="string">
            <text:p>Porque las franjas representan las colonias originales</text:p>
          </table:table-cell>
          <table:table-cell table:number-columns-repeated="1018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¿Por qué hay 50 estrellas en la bander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8:.AH98])" office:value-type="float" office:value="3" calcext:value-type="float">
            <text:p>3</text:p>
          </table:table-cell>
          <table:table-cell office:value-type="string" calcext:value-type="string">
            <text:p>Porque hay una estrella por cada estado</text:p>
          </table:table-cell>
          <table:table-cell office:value-type="string" calcext:value-type="string">
            <text:p>Porque cada estrella representa un estado</text:p>
          </table:table-cell>
          <table:table-cell office:value-type="string" calcext:value-type="string">
            <text:p>Porque hay 50 estados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¿Cómo se llama el himno nacional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99:.AH99])" office:value-type="float" office:value="1" calcext:value-type="float">
            <text:p>1</text:p>
          </table:table-cell>
          <table:table-cell office:value-type="string" calcext:value-type="string">
            <text:p>The Star-Spangled Banner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¿Cuándo celebramos el Día de la Independencia?</text:p>
          </table:table-cell>
          <table:table-cell office:value-type="float" office:value="1" calcext:value-type="float">
            <text:p>1</text:p>
          </table:table-cell>
          <table:table-cell table:style-name="ce4" table:formula="of:=COUNTA([.E100:.AH100])" office:value-type="float" office:value="1" calcext:value-type="float">
            <text:p>1</text:p>
          </table:table-cell>
          <table:table-cell office:value-type="string" calcext:value-type="string">
            <text:p>El 4 de julio</text:p>
          </table:table-cell>
          <table:table-cell table:number-columns-repeated="1019"/>
        </table:table-row>
        <table:table-row table:style-name="ro5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Mencione dos días feriados nacionales de los Estados Unidos.</text:p>
          </table:table-cell>
          <table:table-cell office:value-type="float" office:value="2" calcext:value-type="float">
            <text:p>2</text:p>
          </table:table-cell>
          <table:table-cell table:style-name="ce4" table:formula="of:=COUNTA([.E101:.AH101])" office:value-type="float" office:value="10" calcext:value-type="float">
            <text:p>10</text:p>
          </table:table-cell>
          <table:table-cell office:value-type="string" calcext:value-type="string">
            <text:p>El Día de Año Nuevo</text:p>
          </table:table-cell>
          <table:table-cell office:value-type="string" calcext:value-type="string">
            <text:p>El Día de Martin Luther King, Jr.</text:p>
          </table:table-cell>
          <table:table-cell office:value-type="string" calcext:value-type="string">
            <text:p>El Día de los Presidentes</text:p>
          </table:table-cell>
          <table:table-cell office:value-type="string" calcext:value-type="string">
            <text:p>El Día de la Recordación</text:p>
          </table:table-cell>
          <table:table-cell office:value-type="string" calcext:value-type="string">
            <text:p>El Día de la Independencia</text:p>
          </table:table-cell>
          <table:table-cell office:value-type="string" calcext:value-type="string">
            <text:p>El Día del Trabajo</text:p>
          </table:table-cell>
          <table:table-cell office:value-type="string" calcext:value-type="string">
            <text:p>El Día de la Raza (Christopher Columbus)</text:p>
          </table:table-cell>
          <table:table-cell office:value-type="string" calcext:value-type="string">
            <text:p>El Día de los Veteranos</text:p>
          </table:table-cell>
          <table:table-cell office:value-type="string" calcext:value-type="string">
            <text:p>El Día de Acción de Gracias</text:p>
          </table:table-cell>
          <table:table-cell office:value-type="string" calcext:value-type="string">
            <text:p>El Día de Navidad</text:p>
          </table:table-cell>
          <table:table-cell table:number-columns-repeated="1010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spuestas Incorrectas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7:29:48.331021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0:01:58.190625686</meta:creation-date>
    <meta:generator>LibreOffice/4.2.8.2$Linux_X86_64 LibreOffice_project/420m0$Build-2</meta:generator>
    <dc:date>2015-09-11T17:44:56.819173423</dc:date>
    <meta:editing-duration>PT5H27M15S</meta:editing-duration>
    <meta:editing-cycles>196</meta:editing-cycles>
    <meta:document-statistic meta:table-count="2" meta:cell-count="683" meta:object-count="0"/>
  </office:meta>
</office:document-meta>
</file>